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4" style:family="paragraph" style:parent-style-name="Standard">
      <style:text-properties officeooo:paragraph-rsid="0042600c"/>
    </style:style>
    <style:style style:name="P5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7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8" style:family="paragraph" style:parent-style-name="Heading_20_4">
      <style:text-properties officeooo:paragraph-rsid="00ebe5df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officeooo:rsid="014e0d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rofile_5f_projects-history_5f_year-header"><text:span text:style-name="profile_5f_template_5f_code">{d[i]}</text:span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8" text:outline-level="4"><text:span text:style-name="profile_5f_projects-history_5f_project-period"><text:span text:style-name="T5">{d[i].projects[k].period.start:show(.start):formatD('MM/YYYY')}{d[i].projects[k].period.start:diffD(.end,month):ifNE(0):show(' – '):elseShow()}{d[i].projects[k].period.start:diffD(.end,month):ifNE(0):show(.end):formatD('MM/YYYY'):elseShow()}</text:span></text:span><text:span text:style-name="T5"> </text:span><text:span text:style-name="profile_5f_projects-history_5f_project-header"><text:span text:style-name="T4">{d[i].projects[k].project_name} | {d[i].projects[k].customer}</text:span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2">Zielsetzung des Projekts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5"><text:span text:style-name="profile_5f_projects-history_5f_project-subheader"><text:span text:style-name="T1">Verantwortungsbereich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2">Aufgabenbereich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2">Eingesetzte Technologien</text:span></text:span></text:p>
          </table:table-cell>
          <table:table-cell table:style-name="Table8.A1" office:value-type="string">
            <text:p text:style-name="P2">{d[i].projects[k].technologies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2">Teamgröße</text:span></text:span></text:p>
          </table:table-cell>
          <table:table-cell table:style-name="Table8.A1" office:value-type="string">
            <text:p text:style-name="P3">{d[i].projects[k].team_size.min}-{d[i].projects[k].team_size.max}</text:p>
          </table:table-cell>
        </table:table-row>
      </table:table>
      <text:p text:style-name="profile_5f_template_5f_code"><text:span text:style-name="T3">{d[i].</text:span><text:span text:style-name="profile_5f_template_5f_code">projects</text:span><text:span text:style-name="T3">[i+1]}</text:span>{d[i+1]}</text:p>
      <text:p text:style-name="profile_5f_projects-history_5f_year-header"/>
      <text:p text:style-name="P6">Stand 20. Juli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.499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7H21M17S</meta:editing-duration>
    <meta:editing-cycles>889</meta:editing-cycles>
    <meta:generator>LibreOffice/24.2.2.2$Windows_X86_64 LibreOffice_project/d56cc158d8a96260b836f100ef4b4ef25d6f1a01</meta:generator>
    <dc:date>2024-08-10T14:12:38.644000000</dc:date>
    <meta:print-date>2024-07-19T00:51:26.097000000</meta:print-date>
    <meta:printed-by>PDF files</meta:printed-by>
    <meta:document-statistic meta:table-count="1" meta:image-count="0" meta:object-count="0" meta:page-count="1" meta:paragraph-count="15" meta:word-count="25" meta:character-count="669" meta:non-whitespace-character-count="658"/>
  </office:meta>
</office:document-meta>
</file>